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625cm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paragraph-rsid="005d89a9"/>
    </style:style>
    <style:style style:name="P4" style:family="paragraph" style:parent-style-name="Table_20_Contents">
      <style:text-properties officeooo:paragraph-rsid="005ea966"/>
    </style:style>
    <style:style style:name="P5" style:family="paragraph" style:parent-style-name="Table_20_Contents">
      <style:text-properties officeooo:rsid="00706026" officeooo:paragraph-rsid="00706026"/>
    </style:style>
    <style:style style:name="P6" style:family="paragraph" style:parent-style-name="Table_20_Contents">
      <style:text-properties officeooo:rsid="000e00e5" officeooo:paragraph-rsid="0068b399"/>
    </style:style>
    <style:style style:name="P7" style:family="paragraph" style:parent-style-name="Table_20_Contents">
      <style:text-properties officeooo:paragraph-rsid="006c48dc"/>
    </style:style>
    <style:style style:name="P8" style:family="paragraph" style:parent-style-name="Table_20_Contents">
      <style:text-properties officeooo:paragraph-rsid="006e8247"/>
    </style:style>
    <style:style style:name="P9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10" style:family="paragraph" style:parent-style-name="Table_20_Contents">
      <style:text-properties officeooo:paragraph-rsid="0082f19c"/>
    </style:style>
    <style:style style:name="P11" style:family="paragraph" style:parent-style-name="Table_20_Contents">
      <style:text-properties officeooo:paragraph-rsid="009926ab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officeooo:rsid="0082f19c"/>
    </style:style>
    <style:style style:name="T14" style:family="text">
      <style:text-properties officeooo:rsid="009926ab"/>
    </style:style>
    <style:style style:name="T15" style:family="text">
      <style:text-properties officeooo:rsid="00b8f591"/>
    </style:style>
    <style:style style:name="T16" style:family="text">
      <style:text-properties officeooo:rsid="00be0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E1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13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3">-<text:span text:style-name="T3">&gt; Reading: Odoo doc 14</text:span></text:p>
          </table:table-cell>
          <table:table-cell table:style-name="Table1.E2" office:value-type="string">
            <text:p text:style-name="P4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6">13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7">-<text:span text:style-name="T3">&gt; Reading: qweb-pdf </text:span></text:p>
          </table:table-cell>
          <table:table-cell table:style-name="Table1.A2" office:value-type="string">
            <text:p text:style-name="P8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9">-<text:span text:style-name="T5">&gt; used </text:span><text:span text:style-name="T6">_get_report_values</text:span></text:p>
            <text:p text:style-name="P5">method</text:p>
            <text:p text:style-name="P5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6">1<text:span text:style-name="T8">4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Table_20_Contents"><text:span text:style-name="T12">-&gt; created method to send mail</text:span></text:p>
          </table:table-cell>
          <table:table-cell table:style-name="Table1.A2" office:value-type="string">
            <text:p text:style-name="P10">-<text:span text:style-name="T3">&gt; Task Implementation(Hotel Management)</text:span></text:p>
            <text:p text:style-name="P10">-<text:span text:style-name="T8">&gt; Created xml for mail template</text:span></text:p>
            <text:p text:style-name="P10">-<text:span text:style-name="T13">&gt; set mail_from, mail_to to res.partner</text:span></text:p>
            <text:p text:style-name="P10"/>
          </table:table-cell>
          <table:table-cell table:style-name="Table1.A2" office:value-type="string">
            <text:p text:style-name="P11">-<text:span text:style-name="T3">&gt; Task Implementation(Hotel Management)</text:span></text:p>
            <text:p text:style-name="P11">-<text:span text:style-name="T14">&gt; function to calc room price, used onchange and calculate.</text:span></text:p>
            <text:p text:style-name="P11">-<text:span text:style-name="T15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6">&gt; created qweb report with some css</text:span></text:p>
            <text:p text:style-name="Table_20_Contents">-<text:span text:style-name="T16">&gt; added total amount in report</text:span></text:p>
            <text:p text:style-name="Table_20_Contents">-<text:span text:style-name="T16">&gt;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20T18:43:00.390224007</dc:date>
    <meta:editing-duration>PT4H21M1S</meta:editing-duration>
    <meta:editing-cycles>46</meta:editing-cycles>
    <meta:document-statistic meta:table-count="1" meta:image-count="0" meta:object-count="0" meta:page-count="1" meta:paragraph-count="36" meta:word-count="164" meta:character-count="996" meta:non-whitespace-character-count="864"/>
  </office:meta>
</office:document-meta>
</file>